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495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0.806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1.937cm"/>
    </style:style>
    <style:style style:name="co16" style:family="table-column">
      <style:table-column-properties fo:break-before="auto" style:column-width="8.211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4.283cm"/>
    </style:style>
    <style:style style:name="co19" style:family="table-column">
      <style:table-column-properties fo:break-before="auto" style:column-width="6.13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141cm"/>
    </style:style>
    <style:style style:name="co22" style:family="table-column">
      <style:table-column-properties fo:break-before="auto" style:column-width="8.001cm"/>
    </style:style>
    <style:style style:name="co23" style:family="table-column">
      <style:table-column-properties fo:break-before="auto" style:column-width="4.272cm"/>
    </style:style>
    <style:style style:name="co24" style:family="table-column">
      <style:table-column-properties fo:break-before="auto" style:column-width="6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748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6" style:family="table-cell" style:parent-style-name="Default">
      <style:table-cell-properties style:vertical-align="middle"/>
    </style:style>
    <style:style style:name="ce81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2">
      <style:table-cell-properties fo:border="0.74pt solid #000000" style:vertical-align="middle"/>
      <style:text-properties fo:font-size="10pt" style:font-size-asian="10pt" style:font-size-complex="10pt"/>
    </style:style>
    <style:style style:name="ce71" style:family="table-cell" style:parent-style-name="Default" style:data-style-name="N2">
      <style:table-cell-properties fo:border-bottom="0.74pt solid #000000" fo:border-left="0.74pt solid #000000" fo:border-right="none" fo:border-top="0.74pt solid #000000" style:vertical-align="middle"/>
      <style:text-properties fo:font-size="10pt" style:font-size-asian="10pt" style:font-size-complex="10pt"/>
    </style:style>
    <style:style style:name="ce72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127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79" style:family="table-cell" style:parent-style-name="Default">
      <style:table-cell-properties fo:border="0.74pt solid #000000" style:vertical-align="middle"/>
    </style:style>
    <style:style style:name="ce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0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9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/>
    </style:style>
    <style:style style:name="T3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pot variance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Bourns-PDB181-E420K-103B <text:s/>±20%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k Ohm</text:p>
          </table:table-cell>
          <table:table-cell table:style-name="ce3" office:value-type="string" calcext:value-type="string">
            <text:p>Tolerance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float" office:value="9.85" calcext:value-type="float">
            <text:p>9.85</text:p>
          </table:table-cell>
          <table:table-cell table:formula="of:=[.B3]/10-1" office:value-type="percentage" office:value="-0.015" calcext:value-type="percentage">
            <text:p>-1.50%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 office:value-type="float" office:value="10.12" calcext:value-type="float">
            <text:p>10.12</text:p>
          </table:table-cell>
          <table:table-cell table:formula="of:=[.B4]/10-1"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pot3</text:p>
          </table:table-cell>
          <table:table-cell office:value-type="float" office:value="9.3" calcext:value-type="float">
            <text:p>9.30</text:p>
          </table:table-cell>
          <table:table-cell table:formula="of:=[.B5]/10-1" office:value-type="percentage" office:value="-0.07" calcext:value-type="percentage">
            <text:p>-7.00%</text:p>
          </table:table-cell>
        </table:table-row>
        <table:table-row table:style-name="ro1">
          <table:table-cell office:value-type="string" calcext:value-type="string">
            <text:p>pot4</text:p>
          </table:table-cell>
          <table:table-cell office:value-type="float" office:value="9.99" calcext:value-type="float">
            <text:p>9.99</text:p>
          </table:table-cell>
          <table:table-cell table:formula="of:=[.B6]/10-1" office:value-type="percentage" office:value="-0.001" calcext:value-type="percentage">
            <text:p>-0.10%</text:p>
          </table:table-cell>
        </table:table-row>
        <table:table-row table:style-name="ro1">
          <table:table-cell office:value-type="string" calcext:value-type="string">
            <text:p>pot5</text:p>
          </table:table-cell>
          <table:table-cell office:value-type="float" office:value="9.66" calcext:value-type="float">
            <text:p>9.66</text:p>
          </table:table-cell>
          <table:table-cell table:formula="of:=[.B7]/10-1" office:value-type="percentage" office:value="-0.034" calcext:value-type="percentage">
            <text:p>-3.40%</text:p>
          </table:table-cell>
        </table:table-row>
        <table:table-row table:style-name="ro1">
          <table:table-cell office:value-type="string" calcext:value-type="string">
            <text:p>pot6</text:p>
          </table:table-cell>
          <table:table-cell office:value-type="float" office:value="9.38" calcext:value-type="float">
            <text:p>9.38</text:p>
          </table:table-cell>
          <table:table-cell table:formula="of:=[.B8]/10-1" office:value-type="percentage" office:value="-0.0619999999999999" calcext:value-type="percentage">
            <text:p>-6.20%</text:p>
          </table:table-cell>
        </table:table-row>
        <table:table-row table:style-name="ro1">
          <table:table-cell office:value-type="string" calcext:value-type="string">
            <text:p>pot7</text:p>
          </table:table-cell>
          <table:table-cell office:value-type="float" office:value="9.19" calcext:value-type="float">
            <text:p>9.19</text:p>
          </table:table-cell>
          <table:table-cell table:formula="of:=[.B9]/10-1" office:value-type="percentage" office:value="-0.0810000000000001" calcext:value-type="percentage">
            <text:p>-8.10%</text:p>
          </table:table-cell>
        </table:table-row>
        <table:table-row table:style-name="ro1">
          <table:table-cell office:value-type="string" calcext:value-type="string">
            <text:p>pot8</text:p>
          </table:table-cell>
          <table:table-cell office:value-type="float" office:value="10.28" calcext:value-type="float">
            <text:p>10.28</text:p>
          </table:table-cell>
          <table:table-cell table:formula="of:=[.B10]/10-1" office:value-type="percentage" office:value="0.028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pot9</text:p>
          </table:table-cell>
          <table:table-cell office:value-type="float" office:value="10.53" calcext:value-type="float">
            <text:p>10.53</text:p>
          </table:table-cell>
          <table:table-cell table:formula="of:=[.B11]/10-1" office:value-type="percentage" office:value="0.0529999999999999" calcext:value-type="percentage">
            <text:p>5.30%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3:.B11])" office:value-type="float" office:value="9.81111111111111" calcext:value-type="float">
            <text:p>9.81</text:p>
          </table:table-cell>
          <table:table-cell table:style-name="ce9" table:formula="of:=[.B12]/10-1" office:value-type="percentage" office:value="-0.018888888888889" calcext:value-type="percentage">
            <text:p>-1.89%</text:p>
          </table:table-cell>
        </table:table-row>
      </table:table>
      <table:table table:name="Pro-Cons" table:style-name="ta1"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3">
          <table:table-cell/>
          <table:table-cell table:style-name="ce10" office:value-type="string" calcext:value-type="string" table:number-columns-spanned="4" table:number-rows-spanned="1">
            <text:p>555 timer servo tes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Zero configur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mponent count</text:p>
          </table:table-cell>
          <table:table-cell table:style-name="ce21" office:value-type="float" office:value="9" calcext:value-type="float">
            <text:p>9</text:p>
          </table:table-cell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st</text:p>
          </table:table-cell>
          <table:table-cell table:style-name="ce21" office:value-type="string" calcext:value-type="string">
            <text:p><text:span text:style-name="T2">£</text:span>1.39</text:p>
          </table:table-cell>
          <table:table-cell table:style-name="ce15"/>
        </table:table-row>
        <table:table-row table:style-name="ro1">
          <table:table-cell/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No servo current demand indic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Only does ‘normal’ 1ms to 2ms PWM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No servo ‘exerciser’ function</text:p>
          </table:table-cell>
          <table:table-cell table:style-name="ce22"/>
          <table:table-cell table:style-name="ce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-</text:p>
          </table:table-cell>
          <table:table-cell table:style-name="ce16" office:value-type="string" calcext:value-type="string">
            <text:p><text:span text:style-name="T1">Poor PWM timing accuracy, </text:span>due to RC tolerances</text:p>
          </table:table-cell>
          <table:table-cell table:style-name="ce23" office:value-type="string" calcext:value-type="string" table:number-columns-spanned="2" table:number-rows-spanned="1">
            <text:p>t = 0.7CR</text:p>
          </table:table-cell>
          <table:covered-table-cell table:style-name="ce27"/>
        </table:table-row>
        <table:table-row table:style-name="ro1">
          <table:table-cell/>
          <table:covered-table-cell table:style-name="ce12"/>
          <table:table-cell table:style-name="ce17" office:value-type="string" calcext:value-type="string">
            <text:p><text:s text:c="4"/>R <text:s/>Potentiometer (budget)</text:p>
          </table:table-cell>
          <table:table-cell table:style-name="ce24" office:value-type="string" calcext:value-type="string">
            <text:p><text:span text:style-name="T1">±</text:span> 20%</text:p>
          </table:table-cell>
          <table:table-cell table:style-name="ce28"/>
        </table:table-row>
        <table:table-row table:style-name="ro1">
          <table:table-cell/>
          <table:covered-table-cell table:style-name="ce12"/>
          <table:table-cell table:style-name="ce18" office:value-type="string" calcext:value-type="string">
            <text:p><text:s text:c="4"/>C <text:s/>Capacitor <text:s/>(budget)</text:p>
          </table:table-cell>
          <table:table-cell table:style-name="ce25" office:value-type="string" calcext:value-type="string">
            <text:p><text:span text:style-name="T1">±</text:span> 10%</text:p>
          </table:table-cell>
          <table:table-cell table:style-name="ce15"/>
        </table:table-row>
        <table:table-row table:style-name="ro4">
          <table:table-cell/>
          <table:table-cell table:style-name="ce10" office:value-type="string" calcext:value-type="string" table:number-columns-spanned="4" table:number-rows-spanned="1">
            <text:p>PIC based ‘ServoTester2'</text:p>
          </table:table-cell>
          <table:covered-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Good timing accuracy - PIC Internal Oscillator</text:p>
          </table:table-cell>
          <table:table-cell table:style-name="ce21" office:value-type="string" calcext:value-type="string">
            <text:p>±2%</text:p>
          </table:table-cell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Switch: Normal 1ms to 2ms or Wide 0.5ms to 2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current demand indication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LEDs</text:p>
          </table:table-cell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‘exerciser’ function – Oscillate +/- of 1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signal isolate func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Higher component count</text:p>
          </table:table-cell>
          <table:table-cell table:style-name="ce21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/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Higher cost</text:p>
          </table:table-cell>
          <table:table-cell table:style-name="ce21" office:value-type="string" calcext:value-type="string">
            <text:p><text:span text:style-name="T3">£</text:span>9</text:p>
          </table:table-cell>
          <table:table-cell table:style-name="ce15"/>
        </table:table-row>
        <table:table-row table:style-name="ro1">
          <table:table-cell/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<text:span text:style-name="T1">Not zero configuration</text:span> – load PIC using PICKIT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0" table:number-columns-repeated="2"/>
          <table:table-cell/>
        </table:table-row>
        <table:table-row table:style-name="ro1">
          <table:table-cell table:number-columns-repeated="2"/>
          <table:table-cell table:style-name="ce20"/>
          <table:table-cell table:style-name="ce26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A header" table:style-name="ta1">
        <table:table-column table:style-name="co6" table:default-cell-style-name="ce47"/>
        <table:table-column table:style-name="co7" table:default-cell-style-name="ce47"/>
        <table:table-column table:style-name="co8" table:number-columns-repeated="4" table:default-cell-style-name="ce56"/>
        <table:table-column table:style-name="co9" table:default-cell-style-name="ce56"/>
        <table:table-column table:style-name="co10" table:default-cell-style-name="ce62"/>
        <table:table-column table:style-name="co1" table:number-columns-repeated="947" table:default-cell-style-name="ce56"/>
        <table:table-column table:style-name="co1" table:number-columns-repeated="69" table:default-cell-style-name="Default"/>
        <table:table-row table:style-name="ro5">
          <table:table-cell table:style-name="ce46" office:value-type="string" calcext:value-type="string" table:number-columns-spanned="8" table:number-rows-spanned="1">
            <text:p>ServoTester2 revA J6 operation connector stripboard</text:p>
          </table:table-cell>
          <table:covered-table-cell table:style-name="ce48"/>
          <table:covered-table-cell table:number-columns-repeated="5" table:style-name="ce47"/>
          <table:covered-table-cell table:style-name="ce93"/>
          <table:table-cell table:style-name="ce47" table:number-columns-repeated="947"/>
          <table:table-cell table:style-name="ce66" table:number-columns-repeated="69"/>
        </table:table-row>
        <table:table-row table:style-name="ro1">
          <table:table-cell/>
          <table:table-cell office:value-type="string" calcext:value-type="string">
            <text:p>connec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connect</text:p>
          </table:table-cell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6">
          <table:table-cell table:number-columns-repeated="2"/>
          <table:table-cell table:style-name="ce47" table:number-columns-repeated="5"/>
          <table:table-cell table:style-name="ce61"/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 table:style-name="ce59" table:number-columns-repeated="2"/>
          <table:table-cell/>
          <table:table-cell office:value-type="string" calcext:value-type="string">
            <text:p>Hold sw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+5v</text:p>
          </table:table-cell>
          <table:table-cell table:style-name="ce51" office:value-type="string" calcext:value-type="string">
            <text:p>r6</text:p>
          </table:table-cell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c7</text:p>
          </table:table-cell>
          <table:table-cell table:style-name="ce59"/>
          <table:table-cell/>
          <table:table-cell office:value-type="string" calcext:value-type="string">
            <text:p>N/W sw 5v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 0v</text:p>
          </table:table-cell>
          <table:table-cell table:style-name="ce52"/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c7</text:p>
          </table:table-cell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- &amp; Hold sw-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4" calcext:value-type="float">
            <text:p>4</text:p>
          </table:table-cell>
          <table:table-cell table:style-name="ce59"/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 slider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5" calcext:value-type="float">
            <text:p>5</text:p>
          </table:table-cell>
          <table:table-cell table:style-name="ce59" table:number-columns-repeated="2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office:value-type="string" calcext:value-type="string">
            <text:p>N/W sw &amp; Pot+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nc</text:p>
          </table:table-cell>
          <table:table-cell table:style-name="ce51" office:value-type="string" calcext:value-type="string">
            <text:p>r6</text:p>
          </table:table-cell>
          <table:table-cell table:style-name="ce58" office:value-type="string" calcext:value-type="string">
            <text:p>vr1</text:p>
          </table:table-cell>
          <table:table-cell table:style-name="ce58"/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nc</text:p>
          </table:table-cell>
          <table:table-cell table:style-name="ce55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A BOM" table:style-name="ta1">
        <table:table-column table:style-name="co11" table:default-cell-style-name="ce70"/>
        <table:table-column table:style-name="co12" table:default-cell-style-name="ce70"/>
        <table:table-column table:style-name="co13" table:default-cell-style-name="ce64"/>
        <table:table-column table:style-name="co14" table:default-cell-style-name="ce70"/>
        <table:table-column table:style-name="co15" table:default-cell-style-name="ce70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1" table:number-columns-repeated="1014" table:default-cell-style-name="ce64"/>
        <table:table-column table:style-name="co1" table:default-cell-style-name="Default"/>
        <table:table-row table:style-name="ro7">
          <table:table-cell table:style-name="ce33" office:value-type="string" calcext:value-type="string" table:number-columns-spanned="9" table:number-rows-spanned="1">
            <text:p>ServoTester2 <text:s/>revA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number-columns-repeated="2" table:style-name="ce84"/>
          <table:table-cell table:style-name="ce40" table:number-columns-repeated="1014"/>
          <table:table-cell table:style-name="ce41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Mouser part number.</text:p>
          </table:table-cell>
          <table:table-cell table:style-name="ce78" office:value-type="string" calcext:value-type="string">
            <text:p>ROHS Compliance</text:p>
          </table:table-cell>
          <table:table-cell table:style-name="ce135" office:value-type="string" calcext:value-type="string">
            <text:p>Ø</text:p>
          </table:table-cell>
          <table:table-cell table:style-name="ce88" table:number-columns-repeated="1013"/>
          <table:table-cell table:style-name="ce91"/>
        </table:table-row>
        <table:table-row table:style-name="ro1">
          <table:table-cell table:style-name="ce35" table:formula="of:=44.66/60" office:value-type="float" office:value="0.744333333333333" calcext:value-type="float">
            <text:p>0.7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3]*[.B3]" office:value-type="float" office:value="0.744333333333333" calcext:value-type="float">
            <text:p>0.74</text:p>
          </table:table-cell>
          <table:table-cell table:number-columns-repeated="2" table:style-name="ce37" office:value-type="string" calcext:value-type="string">
            <text:p>PCB</text:p>
          </table:table-cell>
          <table:table-cell table:style-name="ce90" office:value-type="string" calcext:value-type="string">
            <text:p>2sided 1.2mm, 50mm x 16.666mm HASL lead-free</text:p>
          </table:table-cell>
          <table:table-cell table:style-name="ce127" office:value-type="string" calcext:value-type="string">
            <text:p>PCBWay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37" office:value-type="string" calcext:value-type="string">
            <text:p>U1</text:p>
          </table:table-cell>
          <table:table-cell table:style-name="ce37" office:value-type="string" calcext:value-type="string">
            <text:p>CPU</text:p>
          </table:table-cell>
          <table:table-cell table:style-name="ce127" office:value-type="string" calcext:value-type="string">
            <text:p>PIC16F18313-I/SN SOIC8</text:p>
          </table:table-cell>
          <table:table-cell table:style-name="ce127" office:value-type="string" calcext:value-type="string">
            <text:p>Microchip</text:p>
          </table:table-cell>
          <table:table-cell table:style-name="ce127" office:value-type="string" calcext:value-type="string">
            <text:p>579-PIC16F18313-I/SN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37" office:value-type="string" calcext:value-type="string">
            <text:p>D1</text:p>
          </table:table-cell>
          <table:table-cell table:style-name="ce37" office:value-type="string" calcext:value-type="string">
            <text:p>LED</text:p>
          </table:table-cell>
          <table:table-cell table:style-name="ce127" office:value-type="string" calcext:value-type="string">
            <text:p><text:span text:style-name="T1">TH T-1(3mm) p2.54mm Red bright </text:span>low-current</text:p>
          </table:table-cell>
          <table:table-cell table:style-name="ce127" office:value-type="string" calcext:value-type="string">
            <text:p>Wurth</text:p>
          </table:table-cell>
          <table:table-cell table:style-name="ce127" office:value-type="string" calcext:value-type="string">
            <text:p>710-151033RS03000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37" office:value-type="string" calcext:value-type="string">
            <text:p>D2</text:p>
          </table:table-cell>
          <table:table-cell table:style-name="ce37" office:value-type="string" calcext:value-type="string">
            <text:p>LED</text:p>
          </table:table-cell>
          <table:table-cell table:style-name="ce127" office:value-type="string" calcext:value-type="string">
            <text:p><text:span text:style-name="T1">TH T-1(3mm) p2.54mm Yellow bright </text:span>low-current</text:p>
          </table:table-cell>
          <table:table-cell table:style-name="ce127" office:value-type="string" calcext:value-type="string">
            <text:p>Wurth</text:p>
          </table:table-cell>
          <table:table-cell table:style-name="ce127" office:value-type="string" calcext:value-type="string">
            <text:p>710-151033YS03000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LED</text:p>
          </table:table-cell>
          <table:table-cell table:style-name="ce127" office:value-type="string" calcext:value-type="string">
            <text:p>TH T-1(3mm) p2.54mm Green bright low-current</text:p>
          </table:table-cell>
          <table:table-cell table:style-name="ce127" office:value-type="string" calcext:value-type="string">
            <text:p>Wurth</text:p>
          </table:table-cell>
          <table:table-cell table:style-name="ce127" office:value-type="string" calcext:value-type="string">
            <text:p>710-151033GS03000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37" office:value-type="string" calcext:value-type="string">
            <text:p>R1/R2</text:p>
          </table:table-cell>
          <table:table-cell table:style-name="ce37" office:value-type="string" calcext:value-type="string">
            <text:p>Resistor</text:p>
          </table:table-cell>
          <table:table-cell table:style-name="ce127" office:value-type="string" calcext:value-type="string">
            <text:p>SM 1206 3k3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279-CRG1206F3K3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37" office:value-type="string" calcext:value-type="string">
            <text:p>R3</text:p>
          </table:table-cell>
          <table:table-cell table:style-name="ce37" office:value-type="string" calcext:value-type="string">
            <text:p>Resistor</text:p>
          </table:table-cell>
          <table:table-cell table:style-name="ce127" office:value-type="string" calcext:value-type="string">
            <text:p>SM 1206 270R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652-CR1206FX-2700ELF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37" office:value-type="string" calcext:value-type="string">
            <text:p>R4</text:p>
          </table:table-cell>
          <table:table-cell table:style-name="ce37" office:value-type="string" calcext:value-type="string">
            <text:p>Resistor</text:p>
          </table:table-cell>
          <table:table-cell table:style-name="ce127" office:value-type="string" calcext:value-type="string">
            <text:p>SM 1206 10k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603-RC1206FR-0710KL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12" calcext:value-type="float">
            <text:p>0.2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1]*[.B11]" office:value-type="float" office:value="0.212" calcext:value-type="float">
            <text:p>0.21</text:p>
          </table:table-cell>
          <table:table-cell table:style-name="ce37" office:value-type="string" calcext:value-type="string">
            <text:p>R5</text:p>
          </table:table-cell>
          <table:table-cell table:style-name="ce37" office:value-type="string" calcext:value-type="string">
            <text:p>Resistor</text:p>
          </table:table-cell>
          <table:table-cell table:style-name="ce127" office:value-type="string" calcext:value-type="string">
            <text:p>SM 2010 0R5 1.0W 1%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708-CSRN2010FKR500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37" office:value-type="string" calcext:value-type="string">
            <text:p>C1</text:p>
          </table:table-cell>
          <table:table-cell table:style-name="ce37" office:value-type="string" calcext:value-type="string">
            <text:p>Capacitor</text:p>
          </table:table-cell>
          <table:table-cell table:style-name="ce127" office:value-type="string" calcext:value-type="string">
            <text:p>SM 1206 100nF MLCC 50v X7R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187-CL31B104KBCNFNC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Capacitor</text:p>
          </table:table-cell>
          <table:table-cell table:style-name="ce127" office:value-type="string" calcext:value-type="string">
            <text:p>SM 1206 10uF MLCC 6v3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187-CL31B106KQHNFNE</text:p>
          </table:table-cell>
          <table:table-cell table:style-name="ce127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93" calcext:value-type="float">
            <text:p>0.29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4]*[.B14]" office:value-type="float" office:value="0.293" calcext:value-type="float">
            <text:p>0.29</text:p>
          </table:table-cell>
          <table:table-cell table:style-name="ce37" office:value-type="string" calcext:value-type="string">
            <text:p>J1/2/3/4</text:p>
          </table:table-cell>
          <table:table-cell table:style-name="ce37" office:value-type="string" calcext:value-type="string">
            <text:p>PinHeader</text:p>
          </table:table-cell>
          <table:table-cell table:style-name="ce127" office:value-type="string" calcext:value-type="string">
            <text:p>TH p2.54mm SIL, 12way – cut up=5+3+2+2 way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855-M20-9771246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5]*[.B15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table:style-name="ce127" office:value-type="string" calcext:value-type="string">
            <text:p>535-ME-100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1">
          <table:table-cell table:style-name="ce105" office:value-type="string" calcext:value-type="string" table:number-columns-spanned="9" table:number-rows-spanned="1">
            <text:p>interface circuit</text:p>
          </table:table-cell>
          <table:covered-table-cell table:style-name="ce105"/>
          <table:covered-table-cell table:style-name="ce54"/>
          <table:covered-table-cell table:number-columns-repeated="2" table:style-name="ce105"/>
          <table:covered-table-cell table:number-columns-repeated="4" table:style-name="ce127"/>
          <table:table-cell table:style-name="ce94" table:number-columns-repeated="1014"/>
          <table:table-cell table:style-name="ce66"/>
        </table:table-row>
        <table:table-row table:style-name="ro1">
          <table:table-cell table:style-name="ce36" table:formula="of:=10/(13*3)" office:value-type="float" office:value="0.256410256410256" calcext:value-type="float">
            <text:p>0.26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256410256410256" calcext:value-type="float">
            <text:p>0.26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Pre-cut 33*15mm (4x12 holes p2.54mm)</text:p>
          </table:table-cell>
          <table:table-cell table:style-name="ce79" office:value-type="string" calcext:value-type="string">
            <text:p>many</text:p>
          </table:table-cell>
          <table:table-cell table:style-name="ce127" office:value-type="string" calcext:value-type="string">
            <text:p>854-ST3U 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8">
          <table:table-cell table:style-name="ce35" office:value-type="float" office:value="0.707" calcext:value-type="float">
            <text:p>0.7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8]*[.B18]" office:value-type="float" office:value="0.707" calcext:value-type="float">
            <text:p>0.71</text:p>
          </table:table-cell>
          <table:table-cell table:style-name="ce37" office:value-type="string" calcext:value-type="string">
            <text:p>J6</text:p>
          </table:table-cell>
          <table:table-cell table:style-name="ce37" office:value-type="string" calcext:value-type="string">
            <text:p>PinSocket</text:p>
          </table:table-cell>
          <table:table-cell table:style-name="ce127" office:value-type="string" calcext:value-type="string">
            <text:p>TH p2.54mm SIL 5way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571-215298-5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9]*[.B19]" office:value-type="float" office:value="1.07" calcext:value-type="float">
            <text:p>1.07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Pot</text:p>
          </table:table-cell>
          <table:table-cell table:style-name="ce127" office:value-type="string" calcext:value-type="string">
            <text:p>10k linear, shaft 6mm*20mm Knurled/Serrated*18</text:p>
          </table:table-cell>
          <table:table-cell table:style-name="ce127" office:value-type="string" calcext:value-type="string">
            <text:p>Bourns</text:p>
          </table:table-cell>
          <table:table-cell table:style-name="ce127" office:value-type="string" calcext:value-type="string">
            <text:p>652-PDB181-E420K103B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0]*[.B20]" office:value-type="float" office:value="0.846" calcext:value-type="float">
            <text:p>0.85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Knob</text:p>
          </table:table-cell>
          <table:table-cell table:style-name="ce127" office:value-type="string" calcext:value-type="string">
            <text:p>Round pointer, shaft 6mm Knurled/Serrated*18</text:p>
          </table:table-cell>
          <table:table-cell table:style-name="ce127" office:value-type="string" calcext:value-type="string">
            <text:p>DaviesMolding</text:p>
          </table:table-cell>
          <table:table-cell table:style-name="ce127" office:value-type="string" calcext:value-type="string">
            <text:p>5164-1106WA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327" calcext:value-type="float">
            <text:p>0.33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1]*[.B21]" office:value-type="float" office:value="0.327" calcext:value-type="float">
            <text:p>0.33</text:p>
          </table:table-cell>
          <table:table-cell table:style-name="ce37" office:value-type="string" calcext:value-type="string">
            <text:p>RV1</text:p>
          </table:table-cell>
          <table:table-cell table:style-name="ce37" office:value-type="string" calcext:value-type="string">
            <text:p>TrimPot</text:p>
          </table:table-cell>
          <table:table-cell table:style-name="ce127" office:value-type="string" calcext:value-type="string">
            <text:p>TH 5k upright side adjustment</text:p>
          </table:table-cell>
          <table:table-cell table:style-name="ce127" office:value-type="string" calcext:value-type="string">
            <text:p>Bourns</text:p>
          </table:table-cell>
          <table:table-cell table:style-name="ce127" office:value-type="string" calcext:value-type="string">
            <text:p>652-3306K-1-502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4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2]*[.B22]" office:value-type="float" office:value="0.044" calcext:value-type="float">
            <text:p>0.04</text:p>
          </table:table-cell>
          <table:table-cell table:style-name="ce37" office:value-type="string" calcext:value-type="string">
            <text:p>R6</text:p>
          </table:table-cell>
          <table:table-cell table:style-name="ce37" office:value-type="string" calcext:value-type="string">
            <text:p>Resistor</text:p>
          </table:table-cell>
          <table:table-cell table:style-name="ce127" office:value-type="string" calcext:value-type="string">
            <text:p><text:span text:style-name="T1">axial 7k5 </text:span>0.25W 5%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660-CF1/4CT52R752J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3]*[.B23]" office:value-type="float" office:value="0.168" calcext:value-type="float">
            <text:p>0.17</text:p>
          </table:table-cell>
          <table:table-cell table:style-name="ce37" office:value-type="string" calcext:value-type="string">
            <text:p>C6/C7</text:p>
          </table:table-cell>
          <table:table-cell table:style-name="ce37" office:value-type="string" calcext:value-type="string">
            <text:p>Capacitor</text:p>
          </table:table-cell>
          <table:table-cell table:style-name="ce127" office:value-type="string" calcext:value-type="string">
            <text:p><text:span text:style-name="T1">radial p2.54mm </text:span>MLCC 100nF 50v X7R</text:p>
          </table:table-cell>
          <table:table-cell table:style-name="ce127" office:value-type="string" calcext:value-type="string">
            <text:p>many</text:p>
          </table:table-cell>
          <table:table-cell table:style-name="ce127" office:value-type="string" calcext:value-type="string">
            <text:p>80-C320C104K5R5TATR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444" calcext:value-type="float">
            <text:p>0.4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4]*[.B24]" office:value-type="float" office:value="0.444" calcext:value-type="float">
            <text:p>0.44</text:p>
          </table:table-cell>
          <table:table-cell table:style-name="ce37" office:value-type="string" calcext:value-type="string">
            <text:p>SW1</text:p>
          </table:table-cell>
          <table:table-cell table:style-name="ce37" office:value-type="string" calcext:value-type="string">
            <text:p>Switch</text:p>
          </table:table-cell>
          <table:table-cell table:style-name="ce127" office:value-type="string" calcext:value-type="string">
            <text:p>Panel rocker switch On-Off</text:p>
          </table:table-cell>
          <table:table-cell table:style-name="ce127" office:value-type="string" calcext:value-type="string">
            <text:p>E-Switch</text:p>
          </table:table-cell>
          <table:table-cell table:style-name="ce127" office:value-type="string" calcext:value-type="string">
            <text:p>612-RA12131100</text:p>
          </table:table-cell>
          <table:table-cell table:style-name="ce127" office:value-type="string" calcext:value-type="string">
            <text:p>2011/65/EU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677" calcext:value-type="float">
            <text:p>0.68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5]*[.B25]" office:value-type="float" office:value="0.677" calcext:value-type="float">
            <text:p>0.68</text:p>
          </table:table-cell>
          <table:table-cell table:style-name="ce37" office:value-type="string" calcext:value-type="string">
            <text:p>SW2</text:p>
          </table:table-cell>
          <table:table-cell table:style-name="ce37" office:value-type="string" calcext:value-type="string">
            <text:p>Switch</text:p>
          </table:table-cell>
          <table:table-cell table:style-name="ce127" office:value-type="string" calcext:value-type="string">
            <text:p>Panel slide switch On-None-On</text:p>
          </table:table-cell>
          <table:table-cell table:style-name="ce127" office:value-type="string" calcext:value-type="string">
            <text:p>Apem</text:p>
          </table:table-cell>
          <table:table-cell table:style-name="ce127" office:value-type="string" calcext:value-type="string">
            <text:p>642-PM13B012</text:p>
          </table:table-cell>
          <table:table-cell table:style-name="ce127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105" office:value-type="string" calcext:value-type="string" table:number-columns-spanned="9" table:number-rows-spanned="1">
            <text:p>Panel/mountings</text:p>
          </table:table-cell>
          <table:covered-table-cell table:style-name="ce105"/>
          <table:covered-table-cell table:style-name="ce54"/>
          <table:covered-table-cell table:number-columns-repeated="2" table:style-name="ce105"/>
          <table:covered-table-cell table:number-columns-repeated="4" table:style-name="ce127"/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" calcext:value-type="float">
            <text:p>0.20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7]*[.B27]" office:value-type="float" office:value="0.2" calcext:value-type="float">
            <text:p>0.20</text:p>
          </table:table-cell>
          <table:table-cell table:number-columns-repeated="2" table:style-name="ce37" office:value-type="string" calcext:value-type="string">
            <text:p>panel</text:p>
          </table:table-cell>
          <table:table-cell table:style-name="ce127" office:value-type="string" calcext:value-type="string">
            <text:p>3D printed FDM PLA <text:s/>2mm x 64mm x 54mm</text:p>
          </table:table-cell>
          <table:table-cell table:style-name="ce127" office:value-type="string" calcext:value-type="string">
            <text:p>many</text:p>
          </table:table-cell>
          <table:table-cell table:number-columns-repeated="2" table:style-name="ce127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1.6/100" office:value-type="float" office:value="0.016" calcext:value-type="float">
            <text:p>0.02</text:p>
          </table:table-cell>
          <table:table-cell table:style-name="ce37" office:value-type="float" office:value="4" calcext:value-type="float">
            <text:p>4</text:p>
          </table:table-cell>
          <table:table-cell table:style-name="ce54" table:formula="of:=[.A28]*[.B28]" office:value-type="float" office:value="0.064" calcext:value-type="float">
            <text:p>0.06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27" office:value-type="string" calcext:value-type="string">
            <text:p>M3 CS bolt 8mm. <text:s/>Black coated.</text:p>
          </table:table-cell>
          <table:table-cell table:style-name="ce127" office:value-type="string" calcext:value-type="string">
            <text:p>many</text:p>
          </table:table-cell>
          <table:table-cell table:number-columns-repeated="2" table:style-name="ce127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2.29/100" office:value-type="float" office:value="0.0229" calcext:value-type="float">
            <text:p>0.02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9]*[.B29]" office:value-type="float" office:value="0.0458" calcext:value-type="float">
            <text:p>0.05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27" office:value-type="string" calcext:value-type="string">
            <text:p>M3 nut. Plated.</text:p>
          </table:table-cell>
          <table:table-cell table:style-name="ce127" office:value-type="string" calcext:value-type="string">
            <text:p>many</text:p>
          </table:table-cell>
          <table:table-cell table:number-columns-repeated="2" table:style-name="ce127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47" office:value-type="string" calcext:value-type="string">
            <text:p>Items</text:p>
          </table:table-cell>
          <table:table-cell table:style-name="ce93" table:formula="of:=SUM([.B3:.B29])" office:value-type="float" office:value="31" calcext:value-type="float">
            <text:p>31</text:p>
          </table:table-cell>
          <table:table-cell table:style-name="ce71" table:formula="of:=SUM([.C3:.C29])" office:value-type="float" office:value="7.74754358974359" calcext:value-type="float">
            <text:p>7.75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1018"/>
          <table:table-cell table:style-name="ce66"/>
        </table:table-row>
        <table:table-row table:style-name="ro1">
          <table:table-cell table:style-name="ce39"/>
          <table:table-cell table:style-name="ce68" office:value-type="string" calcext:value-type="string">
            <text:p>VAT</text:p>
          </table:table-cell>
          <table:table-cell table:style-name="ce72" table:formula="of:=[.C30]*[.D31]/100" office:value-type="float" office:value="1.54950871794872" calcext:value-type="float">
            <text:p>1.55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1018"/>
          <table:table-cell table:style-name="ce66"/>
        </table:table-row>
        <table:table-row table:style-name="ro1">
          <table:table-cell table:style-name="ce42"/>
          <table:table-cell table:style-name="ce69"/>
          <table:table-cell table:style-name="ce73" table:formula="of:=[.C30]+[.C31]" office:value-type="float" office:value="9.29705230769231" calcext:value-type="float">
            <text:p>9.30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86" office:value-type="date" office:date-value="2023-03-28" calcext:value-type="date">
            <text:p>28 Mar 23</text:p>
          </table:table-cell>
          <table:table-cell table:style-name="ce94" table:number-columns-repeated="1016"/>
          <table:table-cell table:style-name="ce6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B BOM" table:style-name="ta1">
        <table:table-column table:style-name="co20" table:default-cell-style-name="ce35"/>
        <table:table-column table:style-name="co12" table:default-cell-style-name="ce105"/>
        <table:table-column table:style-name="co21" table:default-cell-style-name="ce54"/>
        <table:table-column table:style-name="co14" table:default-cell-style-name="ce105"/>
        <table:table-column table:style-name="co15" table:default-cell-style-name="ce105"/>
        <table:table-column table:style-name="co22" table:default-cell-style-name="ce127"/>
        <table:table-column table:style-name="co1" table:default-cell-style-name="ce127"/>
        <table:table-column table:style-name="co23" table:default-cell-style-name="ce127"/>
        <table:table-column table:style-name="co24" table:default-cell-style-name="ce127"/>
        <table:table-row table:style-name="ro1">
          <table:table-cell table:style-name="ce33" office:value-type="string" calcext:value-type="string" table:number-columns-spanned="9" table:number-rows-spanned="1">
            <text:p>ServoTester2 <text:s/>revB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number-columns-repeated="2" table:style-name="ce84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Mouser part number.</text:p>
          </table:table-cell>
          <table:table-cell table:style-name="ce78" office:value-type="string" calcext:value-type="string">
            <text:p>ROHS Compliance</text:p>
          </table:table-cell>
        </table:table-row>
        <table:table-row table:style-name="ro1">
          <table:table-cell table:formula="of:=44.66/60" office:value-type="float" office:value="0.744333333333333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formula="of:=[.A3]*[.B3]" office:value-type="float" office:value="0.744333333333333" calcext:value-type="float">
            <text:p>0.74</text:p>
          </table:table-cell>
          <table:table-cell table:number-columns-repeated="2" office:value-type="string" calcext:value-type="string">
            <text:p>PCB</text:p>
          </table:table-cell>
          <table:table-cell table:style-name="ce90" office:value-type="string" calcext:value-type="string">
            <text:p>2sided 1.6mm, 50mm x 33.33'mm HASL lead-free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772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A4]*[.B4]" office:value-type="float" office:value="0.772" calcext:value-type="float">
            <text:p>0.7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IC16F18313-I/SN SOIC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579-PIC16F18313-I/SN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143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A5]*[.B5]" office:value-type="float" office:value="0.143" calcext:value-type="float">
            <text:p>0.1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span text:style-name="T1">TH T-1(3mm) p2.54mm Red bright </text:span>low-current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10-151033RS03000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143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A6]*[.B6]" office:value-type="float" office:value="0.143" calcext:value-type="float">
            <text:p>0.1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span text:style-name="T1">TH T-1(3mm) p2.54mm Yellow bright </text:span>low-current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10-151033YS03000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223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formula="of:=[.A7]*[.B7]" office:value-type="float" office:value="0.223" calcext:value-type="float">
            <text:p>0.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H T-1(3mm) p2.54mm Green bright low-current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10-151033GS03000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046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formula="of:=[.A8]*[.B8]" office:value-type="float" office:value="0.092" calcext:value-type="float">
            <text:p>0.09</text:p>
          </table:table-cell>
          <table:table-cell office:value-type="string" calcext:value-type="string">
            <text:p>R1/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 1206 3k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279-CRG1206F3K3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043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A9]*[.B9]" office:value-type="float" office:value="0.043" calcext:value-type="float">
            <text:p>0.04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 1206 270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652-CR1206FX-2700ELF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043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A10]*[.B10]" office:value-type="float" office:value="0.043" calcext:value-type="float">
            <text:p>0.0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 1206 10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603-RC1206FR-0710KL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212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formula="of:=[.A11]*[.B11]" office:value-type="float" office:value="0.212" calcext:value-type="float">
            <text:p>0.2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 2010 0R5 1.0W 1%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708-CSRN2010FKR500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036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A12]*[.B12]" office:value-type="float" office:value="0.036" calcext:value-type="float">
            <text:p>0.0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 1206 100nF MLCC 50v X7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187-CL31B104KBCNFNC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055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formula="of:=[.A13]*[.B13]" office:value-type="float" office:value="0.055" calcext:value-type="float">
            <text:p>0.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 1206 10uF MLCC 6v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187-CL31B106KQHNFNE</text:p>
          </table:table-cell>
          <table:table-cell office:value-type="string" calcext:value-type="string">
            <text:p>2011/65/EU amended by 2015/863 </text:p>
          </table:table-cell>
        </table:table-row>
        <table:table-row table:style-name="ro1">
          <table:table-cell office:value-type="float" office:value="0.293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0.293" calcext:value-type="float">
            <text:p>0.29</text:p>
          </table:table-cell>
          <table:table-cell office:value-type="string" calcext:value-type="string">
            <text:p>J2/3/4</text:p>
          </table:table-cell>
          <table:table-cell office:value-type="string" calcext:value-type="string">
            <text:p>PinHeader</text:p>
          </table:table-cell>
          <table:table-cell office:value-type="string" calcext:value-type="string">
            <text:p>TH p2.54mm SIL, vert, 7way – cut up=3+2+2 wa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855-M20-9771246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A15]*[.B15]" office:value-type="float" office:value="0" calcext:value-type="float">
            <text:p>0.0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</text:p>
          </table:table-cell>
          <table:table-cell office:value-type="string" calcext:value-type="string">
            <text:p>SMD p2.54mm SIL, vert, 5way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formula="of:=[.A16]*[.B16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office:value-type="string" calcext:value-type="string">
            <text:p>535-ME-100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table:style-name="ce105" office:value-type="string" calcext:value-type="string" table:number-columns-spanned="9" table:number-rows-spanned="1">
            <text:p>interface circuit <text:s text:c="7"/></text:p>
          </table:table-cell>
          <table:covered-table-cell table:number-columns-repeated="8"/>
        </table:table-row>
        <table:table-row table:style-name="ro1">
          <table:table-cell table:style-name="ce36" table:formula="of:=10/(13*3)" office:value-type="float" office:value="0.256410256410256" calcext:value-type="float">
            <text:p>0.26</text:p>
          </table:table-cell>
          <table:table-cell table:style-name="ce59" office:value-type="float" office:value="1" calcext:value-type="float">
            <text:p>1</text:p>
          </table:table-cell>
          <table:table-cell table:formula="of:=[.A18]*[.B18]" office:value-type="float" office:value="0.256410256410256" calcext:value-type="float">
            <text:p>0.26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Pre-cut 33*15mm (4x12 holes p2.54mm)</text:p>
          </table:table-cell>
          <table:table-cell table:style-name="ce79" office:value-type="string" calcext:value-type="string">
            <text:p>many</text:p>
          </table:table-cell>
          <table:table-cell office:value-type="string" calcext:value-type="string">
            <text:p>854-ST3U 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707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formula="of:=[.A19]*[.B19]" office:value-type="float" office:value="0.707" calcext:value-type="float">
            <text:p>0.7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</text:p>
          </table:table-cell>
          <table:table-cell office:value-type="string" calcext:value-type="string">
            <text:p>TH p2.54mm SIL 5wa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571-215298-5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table:style-name="ce105"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A20]*[.B20]" office:value-type="float" office:value="1.07" calcext:value-type="float">
            <text:p>1.07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k linear, shaft 6mm*20mm Knurled/Serrated*18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652-PDB181-E420K103B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846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A21]*[.B21]" office:value-type="float" office:value="0.846" calcext:value-type="float">
            <text:p>0.85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Round pointer, shaft 6mm Knurled/Serrated*18</text:p>
          </table:table-cell>
          <table:table-cell office:value-type="string" calcext:value-type="string">
            <text:p>DaviesMolding</text:p>
          </table:table-cell>
          <table:table-cell office:value-type="string" calcext:value-type="string">
            <text:p>5164-1106WA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327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[.A22]*[.B22]" office:value-type="float" office:value="0.327" calcext:value-type="float">
            <text:p>0.3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TH 5k upright side adjustment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652-3306K-1-502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04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A23]*[.B23]" office:value-type="float" office:value="0.044" calcext:value-type="float">
            <text:p>0.0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pan text:style-name="T1">axial 7k5 </text:span>0.25W 5%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660-CF1/4CT52R752J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084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formula="of:=[.A24]*[.B24]" office:value-type="float" office:value="0.168" calcext:value-type="float">
            <text:p>0.17</text:p>
          </table:table-cell>
          <table:table-cell office:value-type="string" calcext:value-type="string">
            <text:p>C6/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pan text:style-name="T1">radial p2.54mm </text:span>MLCC 100nF 50v X7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80-C320C104K5R5TATR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office:value-type="float" office:value="0.4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formula="of:=[.A25]*[.B25]" office:value-type="float" office:value="0.444" calcext:value-type="float">
            <text:p>0.4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anel rocker switch On-Off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612-RA12131100</text:p>
          </table:table-cell>
          <table:table-cell office:value-type="string" calcext:value-type="string">
            <text:p>2011/65/EU</text:p>
          </table:table-cell>
        </table:table-row>
        <table:table-row table:style-name="ro1">
          <table:table-cell office:value-type="float" office:value="0.677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formula="of:=[.A26]*[.B26]" office:value-type="float" office:value="0.677" calcext:value-type="float">
            <text:p>0.68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anel slide switch On-None-On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642-PM13B012</text:p>
          </table:table-cell>
          <table:table-cell office:value-type="string" calcext:value-type="string">
            <text:p>2011/65/EU amended by 2015/863</text:p>
          </table:table-cell>
        </table:table-row>
        <table:table-row table:style-name="ro1">
          <table:table-cell table:style-name="ce105" office:value-type="string" calcext:value-type="string" table:number-columns-spanned="9" table:number-rows-spanned="1">
            <text:p>mountings <text:s text:c="9"/></text:p>
          </table:table-cell>
          <table:covered-table-cell table:number-columns-repeated="8"/>
        </table:table-row>
        <table:table-row table:style-name="ro1">
          <table:table-cell table:formula="of:=1.6/100" office:value-type="float" office:value="0.016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formula="of:=[.A28]*[.B28]" office:value-type="float" office:value="0.064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unting</text:p>
          </table:table-cell>
          <table:table-cell office:value-type="string" calcext:value-type="string">
            <text:p>M3 CS bolt 8mm. <text:s/>Black coated.</text:p>
          </table:table-cell>
          <table:table-cell office:value-type="string" calcext:value-type="string">
            <text:p>man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Items</text:p>
          </table:table-cell>
          <table:table-cell table:style-name="ce93" table:formula="of:=SUM([.B3:.B29])" office:value-type="float" office:value="29" calcext:value-type="float">
            <text:p>29</text:p>
          </table:table-cell>
          <table:table-cell table:style-name="ce71" table:formula="of:=SUM([.C3:.C29])" office:value-type="float" office:value="7.50174358974359" calcext:value-type="float">
            <text:p>7.50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4"/>
        </table:table-row>
        <table:table-row table:style-name="ro1">
          <table:table-cell table:style-name="ce39"/>
          <table:table-cell table:style-name="ce68" office:value-type="string" calcext:value-type="string">
            <text:p>VAT</text:p>
          </table:table-cell>
          <table:table-cell table:style-name="ce72" table:formula="of:=[.C30]*[.D31]/100" office:value-type="float" office:value="1.50034871794872" calcext:value-type="float">
            <text:p>1.50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4"/>
        </table:table-row>
        <table:table-row table:style-name="ro1">
          <table:table-cell table:style-name="ce42"/>
          <table:table-cell table:style-name="ce69"/>
          <table:table-cell table:style-name="ce73" table:formula="of:=[.C30]+[.C31]" office:value-type="float" office:value="9.00209230769231" calcext:value-type="float">
            <text:p>9.00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86" office:value-type="string" calcext:value-type="string">
            <text:p>00/04/2023</text:p>
          </table:table-cell>
          <table:table-cell table:style-name="ce9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0:20:27.367401106</dc:date>
    <meta:editing-duration>P1DT3H48M2S</meta:editing-duration>
    <meta:editing-cycles>30</meta:editing-cycles>
    <meta:generator>LibreOffice/7.3.7.2$Linux_X86_64 LibreOffice_project/30$Build-2</meta:generator>
    <meta:document-statistic meta:table-count="5" meta:cell-count="622" meta:object-count="0"/>
  </office:meta>
</office:document-meta>
</file>